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4">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6">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appropriate values for display. </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span text:style-name="tblname">xref</text:span>.<text:span text:style-name="colname">rdng</text:span> and <text:span text:style-name="tblname">xref</text:span>.<text:span text:style-name="colname">kanj</text:span> values that specify a cross-reference's display text may not uniquely identify a target entry. <text:s/>When written as XML and reimported, they may not be resolvable. </text:p>
        </text:list-item>
        <text:list-item>
          <text:p text:style-name="P8">The database can represent information that currently has no means of representation in the JMdict XML. Specifically:</text:p>
        </text:list-item>
        <text:list-item>
          <text:p text:style-name="P9">Cross-references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The <text:span text:style-name="tblname">entr</text:span> table has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stat |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dfrm </text:span></text:span><text:span text:style-name="User_20_Entry">|</text:span><text:span text:style-name="User_20_Entry"><text:span text:style-name="User_20_Entry"> unap |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2</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2</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 F</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deleted, and rejected entries.</text:p>
      <text:p text:style-name="Standard"><text:span text:style-name="colname">seq</text:span> is the same as the &lt;ent_seq&gt; element in JMdict XML file and identifies each JMdict entry across time and space.</text:p>
      <text:p text:style-name="Standard"><text:span text:style-name="colname">dfrm</text:span> and <text:span text:style-name="colname">unap</text:span> are used for managing edits and new submissions.</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29 (2007/09/09)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text:span><text:span text:style-name="Example"><text:span text:style-name="Example"> <text:s text:c="3"/>stat SMALLINT NOT NULL,<text:line-break/> <text:s text:c="5"/>-- References table </text:span></text:span><text:span text:style-name="Example"><text:span text:style-name="Example"><text:span text:style-name="tblname">kwstat</text:span></text:span></text:span><text:span text:style-name="Example"><text:span text:style-name="Example"> and indicates the status of this<text:line-break/> <text:s text:c="5"/>-- entry. <text:s/>Typical values are "new”, “active”, “deleted”, <text:line-break/> <text:s text:c="5"/>-- "rejected”, etc.<text:line-break/></text:span></text:span><text:span text:style-name="Example">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line-break/> <text:s text:c="3"/>dfrm INT,<text:line-break/> <text:s text:c="5"/>-- References another entry that was the edit source for <text:line-break/> <text:s text:c="5"/>-- this entry.<text:line-break/> <text:s text:c="3"/>unap BOOLEAN NOT NULL,<text:line-break/> <text:s text:c="5"/>-- If TRUE, this entry has not been approved by an editor.<text:line-break/> <text:s text:c="3"/>srcnote VARCHAR(255),<text:line-break/> <text:s text:c="5"/>-- Additional ad-hoc information about the source of this<text:line-break/> <text:s text:c="5"/>-- entry.<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tblname">kwlang</text:span></text:span><text:span text:style-name="Example"><text:span text:style-name="colname">.</text:span></text:span><text:span text:style-name="Example"><text:span text:style-name="colname"><text:span text:style-name="colname">id</text:span></text:span></text:span><text:span text:style-name="Example">. <text:s/>Language of this gloss.<text:line-break/> <text:s text:c="3"/>ginf SMALLINT NOT NULL,<text:line-break/> <text:s text:c="5"/>-- FK to </text:span><text:span text:style-name="Example"><text:span text:style-name="tblname">kwginf</text:span></text:span><text:span text:style-name="Example">.</text:span><text:span text:style-name="Example"><text:span text:style-name="colname">id</text:span></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ref SMALLINT NOT NULL,<text:line-break/> <text:s text:c="5"/>-- D</text:span><text:span text:style-name="Example"><text:span text:style-name="Example">isambiguates and orders multiple xrefs in a sense.</text:span></text:span><text:span text:style-name="Example"><text:line-break/></text:span><text:span text:style-name="Example"><text:span text:style-name="Example"> <text:s text:c="3"/>typ SMALLINT NOT NULL,<text:line-break/> <text:s text:c="5"/>-- FK to </text:span></text:span><text:span text:style-name="Example"><text:span text:style-name="Example"><text:span text:style-name="colname">kwxref.id</text:span></text:span></text:span><text:span text:style-name="Example"><text:span text:style-name="Example">. <text:s/>Identifies the type of cross reference.<text:line-break/></text:span></text:span><text:span text:style-name="Example">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text:span><text:span text:style-name="Example"><text:span text:style-name="Example"> <text:s text:c="3"/>rdng SMALLINT,<text:line-break/> <text:s text:c="5"/>-- FK to </text:span></text:span><text:span text:style-name="Example"><text:span text:style-name="Example"><text:span text:style-name="colname">rdng.rdng</text:span></text:span></text:span><text:span text:style-name="Example"><text:span text:style-name="Example">. <text:s/>Identifies the reading to use when displaying<text:line-break/> <text:s text:c="8"/>this cross-reference.<text:line-break/></text:span></text:span><text:span text:style-name="Example"><text:span text:style-name="Example"><text:span text:style-name="Example"> <text:s text:c="3"/>kanj SMALLINT NOT NULL,<text:line-break/> <text:s text:c="5"/>-- FK to </text:span></text:span></text:span><text:span text:style-name="Example"><text:span text:style-name="Example"><text:span text:style-name="Example"><text:span text:style-name="colname">kanj.kanj</text:span></text:span></text:span></text:span><text:span text:style-name="Example"><text:span text:style-name="Example"><text:span text:style-name="Example">. <text:s/>Identifies the kanji to use when displaying<text:line-break/> <text:s text:c="8"/>this cross-reference.<text:line-break/></text:span></text:span></text:span><text:span text:style-name="Example">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edid INT4,<text:line-break/> <text:s text:c="5"/>-- If user making change was a logged in editor, this is that <text:line-break/> <text:s text:c="5"/>-- editor's id number.<text:line-break/> <text:s text:c="3"/>dt TIMESTAMP WITH TIME ZONE NOT NULL DEFAULT NOW(),<text:line-break/> <text:s text:c="5"/>-- Date and time changes were made.<text:line-break/></text:span><text:span text:style-name="Example"><text:span text:style-name="Example"> <text:s text:c="3"/>name VARCHAR(250),<text:line-break/> <text:s text:c="5"/>-- Name of user who made the changes.<text:line-break/></text:span></text:span><text:span text:style-name="Example"><text:span text:style-name="Example"><text:span text:style-name="Example"> <text:s text:c="3"/>email VARCHAR(250),<text:line-break/> <text:s text:c="5"/>-- Email address of user who made the changes.<text:line-break/></text:span></text:span></text:span><text:span text:style-name="Example"> <text:s text:c="3"/>diff TEXT,<text:line-break/> <text:s text:c="5"/>-- Text string that documents the difference between the original<text:line-break/> <text:s text:c="5"/>-- and changed entries.<text:line-break/> <text:s text:c="3"/>Refs TEXT,<text:line-break/> <text:s text:c="5"/>-- Verifiable public references supporting this change.<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text:span><text:span text:style-name="Example"><text:span text:style-name="Example"> <text:s text:c="3"/>sens SMALLINT NOT NULL,<text:line-break/> <text:s text:c="5"/>-- FK to </text:span></text:span><text:span text:style-name="Example"><text:span text:style-name="Example"><text:span text:style-name="colname">sens.sens</text:span></text:span></text:span><text:span text:style-name="Example"><text:span text:style-name="Example">. <text:s/>Identifies the sense that field applies to.<text:line-break/></text:span></text:span><text:span text:style-name="Example"> <text:s text:c="3"/>kw SMALLINT NOT NULL,<text:line-break/> <text:s text:c="5"/>-- FK to </text:span><text:span text:style-name="Example"><text:span text:style-name="colname">kwdial.id</text:span></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span><text:span text:style-name="Example"><text:span text:style-name="Example"><text:line-break/></text:span></text:span><text:span text:style-name="Example">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Example"><text:span text:style-name="colname">entr.id</text:span></text:span><text:span text:style-name="Example">. <text:s/>Identifies entry that field applies to.<text:line-break/></text:span><text:span text:style-name="Example"><text:span text:style-name="Example"> <text:s text:c="3"/>sens SMALLINT NOT NULL,<text:line-break/> <text:s text:c="5"/>-- FK to </text:span></text:span><text:span text:style-name="Example"><text:span text:style-name="Example"><text:span text:style-name="colname">enrt.sens</text:span></text:span></text:span><text:span text:style-name="Example"><text:span text:style-name="Example">. <text:s/>Identifies the sens item that lsrc tag<text:line-break/> <text:s text:c="5"/>-- applies to.<text:line-break/></text:span></text:span><text:span text:style-name="Example"> <text:s text:c="3"/>lang SMALLINT NOT NULL,<text:line-break/> <text:s text:c="5"/>-- FK to </text:span><text:span text:style-name="Example"><text:span text:style-name="colname">kwlang.id</text:span></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text:span><text:span text:style-name="Example"><text:span text:style-name="Example">CREATE TABLE kwginf (<text:line-break/> <text:s text:c="3"/>id SMALLINT PRIMARY KEY,<text:line-break/> <text:s text:c="3"/>kw VARCHAR(20) NOT NULL UNIQUE,<text:line-break/> <text:s text:c="3"/>descr VARCHAR(255));<text:line-break/></text:span></text:span><text:span text:style-name="Example"><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P1">Stuart McGraw, 2007-09-09</text:p>
            </table:table-cell>
            <table:table-cell table:style-name="Table2.A1" office:value-type="string">
              <text:p text:style-name="P1"/>
            </table:table-cell>
            <table:table-cell table:style-name="Table2.A1" office:value-type="string">
              <text:p text:style-name="P2">Page <text:page-number text:select-page="current">20</text:page-number> of <text:page-count>21</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9-09T00:56:41</dc:date>
    <dc:language>en-US</dc:language>
    <meta:editing-cycles>64</meta:editing-cycles>
    <meta:editing-duration>P3DT17H10M59S</meta:editing-duration>
    <meta:user-defined meta:name="Info 1"/>
    <meta:user-defined meta:name="Info 2"/>
    <meta:user-defined meta:name="Info 3"/>
    <meta:user-defined meta:name="Info 4"/>
    <meta:document-statistic meta:table-count="2" meta:image-count="0" meta:object-count="0" meta:page-count="21" meta:paragraph-count="214" meta:word-count="7100" meta:character-count="45175"/>
  </office:meta>
</office:document-meta>
</file>